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70H08M00S" calcext:value-type="time">
            <text:p>70:08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table:number-columns-repeated="2"/>
          <table:table-cell table:formula="of:=[.C51]-[.B51]" office:value-type="time" office:time-value="-PT18H10M00S" calcext:value-type="time">
            <text:p>-18:1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2]-[.B5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3]-[.B5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18:18:46.06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04T18:22:15.365000000</dc:date>
    <meta:editing-duration>P6DT11H46M4S</meta:editing-duration>
    <meta:editing-cycles>120</meta:editing-cycles>
    <meta:generator>LibreOffice/7.2.5.2$Windows_X86_64 LibreOffice_project/499f9727c189e6ef3471021d6132d4c694f357e5</meta:generator>
    <meta:document-statistic meta:table-count="1" meta:cell-count="256" meta:object-count="0"/>
  </office:meta>
</office:document-meta>
</file>